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416600009698000054AB8884E136.svg" manifest:media-type=""/>
  <manifest:file-entry manifest:full-path="Pictures/10000201000003AF000002121E225AC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ropped_25_20sunset-title">
      <style:graphic-properties draw:auto-grow-height="true" fo:min-height="3.009cm"/>
    </style:style>
    <style:style style:name="pr2" style:family="presentation" style:parent-style-name="Cropped_25_20sunset-subtitle">
      <style:graphic-properties draw:fill-color="#ffffff" draw:auto-grow-height="true" fo:min-height="16.24cm"/>
    </style:style>
    <style:style style:name="pr3" style:family="presentation" style:parent-style-name="Cropped_25_20sunse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Cropped_25_20sunset" presentation:presentation-page-layout-name="AL1T0">
        <draw:frame presentation:style-name="pr1" draw:layer="layout" svg:width="8.8cm" svg:height="3.261cm" svg:x="9.6cm" svg:y="1.207cm" presentation:class="title" presentation:placeholder="true">
          <draw:text-box/>
        </draw:frame>
        <draw:frame presentation:style-name="pr2" draw:layer="layout" svg:width="23.439cm" svg:height="16.24cm" svg:x="2.6cm" svg:y="4.913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ropped_25_20sunset-background" style:display-name="Cropped%20sunset-background" style:family="presentation">
      <style:graphic-properties draw:stroke="none" draw:fill="none"/>
      <style:text-properties style:letter-kerning="true"/>
    </style:style>
    <style:style style:name="Cropped_25_20sunset-backgroundobjects" style:display-name="Cropped%20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ropped_25_20sunset-notes" style:display-name="Cropped%20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ropped_25_20sunset-outline1" style:display-name="Cropped%20sunset-outline1" style:family="presentation">
      <style:graphic-properties draw:stroke="none" draw:fill="none" draw:auto-grow-height="false" draw:fit-to-size="shrink-to-fit">
        <text:list-style style:name="Cropped_25_20sunset-outline1" style:display-name="Cropped%20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-outline2" style:display-name="Cropped%20sunset-outline2" style:family="presentation" style:parent-style-name="Cropped_25_20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Cropped_25_20sunset-outline3" style:display-name="Cropped%20sunset-outline3" style:family="presentation" style:parent-style-name="Cropped_25_20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Cropped_25_20sunset-outline4" style:display-name="Cropped%20sunset-outline4" style:family="presentation" style:parent-style-name="Cropped_25_20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Cropped_25_20sunset-outline5" style:display-name="Cropped%20sunset-outline5" style:family="presentation" style:parent-style-name="Cropped_25_20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-outline6" style:display-name="Cropped%20sunset-outline6" style:family="presentation" style:parent-style-name="Cropped_25_20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-outline7" style:display-name="Cropped%20sunset-outline7" style:family="presentation" style:parent-style-name="Cropped_25_20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-outline8" style:display-name="Cropped%20sunset-outline8" style:family="presentation" style:parent-style-name="Cropped_25_20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-outline9" style:display-name="Cropped%20sunset-outline9" style:family="presentation" style:parent-style-name="Cropped_25_20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-subtitle" style:display-name="Cropped%20sunset-subtitle" style:family="presentation">
      <style:graphic-properties draw:stroke="none" draw:fill="none" draw:textarea-vertical-align="middle">
        <text:list-style style:name="Cropped_25_20sunset-subtitle" style:display-name="Cropped%20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-title" style:display-name="Cropped%20sunset-title" style:family="presentation">
      <style:graphic-properties draw:stroke="none" draw:fill="none" draw:textarea-vertical-align="middle" draw:fit-to-size="shrink-to-fit">
        <text:list-style style:name="Cropped_25_20sunset-title" style:display-name="Cropped%20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ropped_25_20sunset-title">
      <style:graphic-properties draw:auto-grow-height="false" fo:min-height="3.507cm"/>
    </style:style>
    <style:style style:name="Mpr5" style:family="presentation" style:parent-style-name="Cropped_25_20sunset-outline1">
      <style:graphic-properties fo:min-height="12.18cm"/>
    </style:style>
    <style:style style:name="Mpr6" style:family="presentation" style:parent-style-name="Cropped_25_20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Cropped_25_20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ropped_25_20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ropped_25_20sunset" style:display-name="Cropped%20sunset" style:page-layout-name="PM1" draw:style-name="Mdp1">
      <draw:frame presentation:style-name="Mpr4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3.439cm" svg:height="16.24cm" svg:x="2.6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3.071cm" svg:height="24.79cm" svg:x="-2.54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Cropped_25_20sunset-title" draw:layer="backgroundobjects" svg:width="15.265cm" svg:height="10.476cm" svg:x="3.161cm" svg:y="2.123cm" presentation:class="page"/>
        <draw:frame presentation:style-name="Cropped_25_20sunse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reathe </meta:initial-creator>
    <meta:creation-date>2013-08-01T13:55:12</meta:creation-date>
    <dc:date>2013-08-01T14:03:33</dc:date>
    <dc:creator>wreathe </dc:creator>
    <meta:editing-duration>PT30S</meta:editing-duration>
    <meta:editing-cycles>1</meta:editing-cycles>
    <meta:document-statistic meta:object-count="37"/>
    <meta:generator>LibreOffice/4.0.3.3$Linux_x86 LibreOffice_project/0eaa50a932c8f2199a615e1eb30f7ac74279539</meta:generator>
  </office:meta>
</office:document-meta>
</file>